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3T17:08:30.2237709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6.2$Windows_X86_64 LibreOffice_project/b4b39682cd9868fa725bc664aff94278d315bd04</meta:generator>
  </office:meta>
</office:document-meta>
</file>